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308cm" fo:min-width="4.054cm"/>
    </style:style>
    <style:style style:name="gr2" style:family="graphic" style:parent-style-name="standard">
      <style:graphic-properties draw:textarea-horizontal-align="justify" draw:textarea-vertical-align="middle" draw:auto-grow-height="false" fo:min-height="3.433cm" fo:min-width="4.072cm"/>
    </style:style>
    <style:style style:name="gr3" style:family="graphic" style:parent-style-name="standard">
      <style:graphic-properties draw:textarea-horizontal-align="justify" draw:textarea-vertical-align="middle" draw:auto-grow-height="false" fo:min-height="1.147cm" fo:min-width="2.294cm"/>
    </style:style>
    <style:style style:name="gr4" style:family="graphic" style:parent-style-name="standard">
      <style:graphic-properties draw:textarea-horizontal-align="justify" draw:textarea-vertical-align="middle" draw:auto-grow-height="false" fo:min-height="4.068cm" fo:min-width="5.215cm"/>
    </style:style>
    <style:style style:name="gr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2.671cm" fo:min-width="5.215cm"/>
    </style:style>
    <style:style style:name="gr7" style:family="graphic" style:parent-style-name="standard">
      <style:graphic-properties draw:textarea-horizontal-align="justify" draw:textarea-vertical-align="middle" draw:auto-grow-height="false" fo:min-height="1.655cm" fo:min-width="5.088cm"/>
    </style:style>
    <style:style style:name="gr8" style:family="graphic" style:parent-style-name="standard">
      <style:graphic-properties draw:textarea-horizontal-align="justify" draw:textarea-vertical-align="middle" draw:auto-grow-height="false" fo:min-height="1.782cm" fo:min-width="2.421cm"/>
    </style:style>
    <style:style style:name="gr9" style:family="graphic" style:parent-style-name="standard">
      <style:graphic-properties draw:textarea-horizontal-align="justify" draw:textarea-vertical-align="middle" draw:auto-grow-height="false" fo:min-height="1.909cm" fo:min-width="3.056cm"/>
    </style:style>
    <style:style style:name="gr10" style:family="graphic" style:parent-style-name="standard">
      <style:graphic-properties draw:textarea-horizontal-align="justify" draw:textarea-vertical-align="middle" draw:auto-grow-height="false" fo:min-height="2.036cm" fo:min-width="5.215cm"/>
    </style:style>
    <style:style style:name="gr11" style:family="graphic" style:parent-style-name="standard">
      <style:graphic-properties draw:textarea-horizontal-align="justify" draw:textarea-vertical-align="middle" draw:auto-grow-height="false" fo:min-height="2.036cm" fo:min-width="5.088cm"/>
    </style:style>
    <style:style style:name="gr12" style:family="graphic" style:parent-style-name="standard">
      <style:graphic-properties draw:textarea-horizontal-align="justify" draw:textarea-vertical-align="middle" draw:auto-grow-height="false" fo:min-height="2.671cm" fo:min-width="6.104cm"/>
    </style:style>
    <style:style style:name="gr13" style:family="graphic" style:parent-style-name="standard">
      <style:graphic-properties draw:textarea-horizontal-align="justify" draw:textarea-vertical-align="middle" draw:auto-grow-height="false" fo:min-height="2.544cm" fo:min-width="5.215cm"/>
    </style:style>
    <style:style style:name="gr14" style:family="graphic" style:parent-style-name="standard">
      <style:graphic-properties draw:textarea-horizontal-align="justify" draw:textarea-vertical-align="middle" draw:auto-grow-height="false" fo:min-height="1.237cm" fo:min-width="5.342cm"/>
    </style:style>
    <style:style style:name="gr15" style:family="graphic" style:parent-style-name="standard">
      <style:graphic-properties draw:textarea-horizontal-align="justify" draw:textarea-vertical-align="middle" draw:auto-grow-height="false" fo:min-height="2.036cm" fo:min-width="4.072cm"/>
    </style:style>
    <style:style style:name="gr1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1.401cm" fo:min-width="4.707cm"/>
    </style:style>
    <style:style style:name="gr18" style:family="graphic" style:parent-style-name="standard">
      <style:graphic-properties draw:textarea-horizontal-align="justify" draw:textarea-vertical-align="middle" draw:auto-grow-height="false" fo:min-height="2.417cm" fo:min-width="5.12cm"/>
    </style:style>
    <style:style style:name="gr19" style:family="graphic" style:parent-style-name="standard">
      <style:graphic-properties draw:textarea-horizontal-align="justify" draw:textarea-vertical-align="middle" draw:auto-grow-height="false" fo:min-height="2.544cm" fo:min-width="5.374cm"/>
    </style:style>
    <style:style style:name="gr20" style:family="graphic" style:parent-style-name="standard">
      <style:graphic-properties draw:textarea-horizontal-align="justify" draw:textarea-vertical-align="middle" draw:auto-grow-height="false" fo:min-height="1.655cm" fo:min-width="3.691cm"/>
    </style:style>
    <style:style style:name="gr21" style:family="graphic" style:parent-style-name="standard">
      <style:graphic-properties draw:textarea-horizontal-align="justify" draw:textarea-vertical-align="middle" draw:auto-grow-height="false" fo:min-height="1.528cm" fo:min-width="6.104cm"/>
    </style:style>
    <style:style style:name="gr22" style:family="graphic" style:parent-style-name="standard">
      <style:graphic-properties draw:textarea-horizontal-align="justify" draw:textarea-vertical-align="middle" draw:auto-grow-height="false" fo:min-height="1.782cm" fo:min-width="4.707cm"/>
    </style:style>
    <style:style style:name="gr23" style:family="graphic" style:parent-style-name="standard">
      <style:graphic-properties draw:textarea-horizontal-align="justify" draw:textarea-vertical-align="middle" draw:auto-grow-height="false" fo:min-height="1.401cm" fo:min-width="2.802cm"/>
    </style:style>
    <style:style style:name="gr24" style:family="graphic" style:parent-style-name="standard">
      <style:graphic-properties draw:textarea-horizontal-align="justify" draw:textarea-vertical-align="middle" draw:auto-grow-height="false" fo:min-height="1.274cm" fo:min-width="3.056cm"/>
    </style:style>
    <style:style style:name="gr25" style:family="graphic" style:parent-style-name="standard">
      <style:graphic-properties draw:textarea-horizontal-align="justify" draw:textarea-vertical-align="middle" draw:auto-grow-height="false" fo:min-height="2.036cm" fo:min-width="4.96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128cm" svg:height="6.35cm" svg:x="10.398cm" svg:y="18.907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Entity Pool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2" draw:layer="layout" svg:width="4.572cm" svg:height="3.683cm" svg:x="12.43cm" svg:y="19.796cm">
          <text:p text:style-name="P1"><text:span text:style-name="T1">Streams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94cm" svg:height="1.397cm" svg:x="13.319cm" svg:y="21.574cm">
          <text:p text:style-name="P1"><text:span text:style-name="T2">Variable</text:span></text:p>
          <text:p text:style-name="P1"><text:span text:style-name="T2">Instance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715cm" svg:height="4.318cm" svg:x="2.27cm" svg:y="20.558cm">
          <text:p text:style-name="P1">Garbage</text:p>
          <text:p text:style-name="P1">Collector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985cm" svg:y1="22.971cm" svg:x2="11.668cm" svg:y2="22.971cm">
          <text:p/>
        </draw:line>
        <draw:custom-shape draw:style-name="gr6" draw:text-style-name="P2" draw:layer="layout" svg:width="5.715cm" svg:height="2.921cm" svg:x="2.143cm" svg:y="16.875cm">
          <text:p text:style-name="P2"><text:span text:style-name="T1">Naming Convention</text:span></text:p>
          <text:p text:style-name="P2"><text:span text:style-name="T1">Checker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588cm" svg:height="1.905cm" svg:x="2.27cm" svg:y="14.589cm">
          <text:p text:style-name="P1"><text:span text:style-name="T2">MiniService</text:span></text:p>
          <text:p text:style-name="P1"><text:span text:style-name="T2">Manager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921cm" svg:height="2.032cm" svg:x="13.065cm" svg:y="16.621cm">
          <text:p text:style-name="P1"><text:span text:style-name="T2">Atoms</text:span></text:p>
          <text:p text:style-name="P1"><text:span text:style-name="T2">Handler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556cm" svg:height="2.159cm" svg:x="8.874cm" svg:y="13.954cm">
          <text:p text:style-name="P2"><text:span text:style-name="T1">Code Base (Box)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715cm" svg:height="2.286cm" svg:x="13.042cm" svg:y="11.655cm">
          <text:p text:style-name="P1"><text:span text:style-name="T1">Self-Modifying Code </text:span></text:p>
          <text:p text:style-name="P1"><text:span text:style-name="T1">Manager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1" draw:id="id1" draw:layer="layout" svg:width="5.588cm" svg:height="2.286cm" svg:x="1.381cm" svg:y="5.699cm">
          <text:p text:style-name="P1"><text:span text:style-name="T3">Dynamic Code</text:span></text:p>
          <text:p text:style-name="P1"><text:span text:style-name="T3">Manager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5" draw:id="id5" draw:layer="layout" svg:width="6.604cm" svg:height="2.921cm" svg:x="7.35cm" svg:y="1.635cm">
          <text:p text:style-name="P3"><text:span text:style-name="T2">Executable Output</text:span></text:p>
          <text:p text:style-name="P3"><text:span text:style-name="T2"/></text:p>
          <text:p text:style-name="P3"><text:span text:style-name="T2">Kernel Compiled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3" draw:id="id3" draw:layer="layout" svg:width="5.715cm" svg:height="2.794cm" svg:x="8.232cm" svg:y="6.008cm">
          <text:p text:style-name="P1"><text:span text:style-name="T1">ByteCode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842cm" svg:height="1.487cm" svg:x="8.366cm" svg:y="9.292cm">
          <text:p text:style-name="P1">Parser</text:p>
          <draw:enhanced-geometry svg:viewBox="0 0 21600 21600" draw:type="rectangle" draw:enhanced-path="M 0 0 L 21600 0 21600 21600 0 21600 0 0 Z N"/>
        </draw:custom-shape>
        <draw:custom-shape draw:style-name="gr15" draw:text-style-name="P1" xml:id="id2" draw:id="id2" draw:layer="layout" svg:width="4.572cm" svg:height="2.286cm" svg:x="1.762cm" svg:y="1.762cm">
          <text:p text:style-name="P1">Runtime</text:p>
          <draw:enhanced-geometry svg:viewBox="0 0 21600 21600" draw:type="rectangle" draw:enhanced-path="M 0 0 L 21600 0 21600 21600 0 21600 0 0 Z N"/>
        </draw:custom-shape>
        <draw:connector draw:style-name="gr16" draw:text-style-name="P5" draw:layer="layout" draw:type="line" svg:x1="4.175cm" svg:y1="5.699cm" svg:x2="4.048cm" svg:y2="4.048cm" draw:start-shape="id1" draw:start-glue-point="0" draw:end-shape="id2" draw:end-glue-point="2" svg:d="M4175 5699l-127-1651" svg:viewBox="0 0 128 1652">
          <text:p/>
        </draw:connector>
        <draw:connector draw:style-name="gr16" draw:text-style-name="P5" draw:layer="layout" draw:type="line" svg:x1="11.089cm" svg:y1="6.008cm" svg:x2="10.849cm" svg:y2="4.706cm" draw:start-shape="id3" draw:start-glue-point="0" svg:d="M11089 6008l-240-1302" svg:viewBox="0 0 241 1303">
          <text:p/>
        </draw:connector>
        <draw:custom-shape draw:style-name="gr17" draw:text-style-name="P2" draw:layer="layout" svg:width="5.207cm" svg:height="1.651cm" svg:x="2.524cm" svg:y="9.255cm">
          <text:p text:style-name="P1"><text:span text:style-name="T1">Diagrams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604cm" svg:y1="10.144cm" svg:x2="8.747cm" svg:y2="10.144cm">
          <text:p/>
        </draw:line>
        <draw:custom-shape draw:style-name="gr18" draw:text-style-name="P2" xml:id="id4" draw:id="id4" draw:layer="layout" svg:width="5.62cm" svg:height="2.667cm" svg:x="14.97cm" svg:y="1.889cm">
          <text:p text:style-name="P1"><text:span text:style-name="T1">Smart Error Checking</text:span></text:p>
          <draw:enhanced-geometry svg:viewBox="0 0 21600 21600" draw:type="rectangle" draw:enhanced-path="M 0 0 L 21600 0 21600 21600 0 21600 0 0 Z N"/>
        </draw:custom-shape>
        <draw:connector draw:style-name="gr16" draw:text-style-name="P5" draw:layer="layout" draw:type="line" svg:x1="14.97cm" svg:y1="3.222cm" svg:x2="13.954cm" svg:y2="3.095cm" draw:start-shape="id4" draw:end-shape="id5" draw:end-glue-point="1" svg:d="M14970 3222l-1016-127" svg:viewBox="0 0 1017 128">
          <text:p/>
        </draw:connector>
        <draw:connector draw:style-name="gr16" draw:text-style-name="P5" draw:layer="layout" draw:type="line" svg:x1="7.35cm" svg:y1="3.095cm" svg:x2="6.334cm" svg:y2="2.905cm" draw:start-shape="id5" draw:start-glue-point="3" draw:end-shape="id2" draw:end-glue-point="1" svg:d="M7350 3095l-1016-190" svg:viewBox="0 0 1017 191">
          <text:p/>
        </draw:connector>
        <draw:custom-shape draw:style-name="gr19" draw:text-style-name="P1" draw:layer="layout" svg:width="5.874cm" svg:height="2.794cm" svg:x="14.716cm" svg:y="6.08cm">
          <text:p text:style-name="P1">Linker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4.191cm" svg:height="1.905cm" svg:x="8.366cm" svg:y="11.541cm">
          <text:p text:style-name="P1"><text:span text:style-name="T1">Compile .cas and </text:span></text:p>
          <text:p text:style-name="P1"><text:span text:style-name="T1">.cah files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6.604cm" svg:height="1.778cm" svg:x="12.938cm" svg:y="14.335cm">
          <text:p text:style-name="P1"><text:span text:style-name="T1">Parallel Project Code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5.207cm" svg:height="2.032cm" svg:x="2.397cm" svg:y="11.668cm">
          <text:p text:style-name="P1"><text:span text:style-name="T1">Parallel Project Code</text:span>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302cm" svg:height="1.651cm" svg:x="16.24cm" svg:y="16.748cm">
          <text:p text:style-name="P1">HEAL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3.556cm" svg:height="1.524cm" svg:x="9.001cm" svg:y="16.875cm">
          <text:p text:style-name="P1"><text:span text:style-name="T2">Polyglot</text:span></text:p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5.461cm" svg:height="2.286cm" svg:x="14.589cm" svg:y="9.255cm">
          <text:p text:style-name="P1"><text:span text:style-name="T4">Language Plugin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9T03:58:49.660094000</meta:creation-date>
    <dc:date>2015-11-09T06:17:33.677995000</dc:date>
    <meta:editing-duration>PT27M58S</meta:editing-duration>
    <meta:editing-cycles>4</meta:editing-cycles>
    <meta:generator>LibreOffice/5.0.2.2$MacOSX_X86_64 LibreOffice_project/37b43f919e4de5eeaca9b9755ed688758a8251fe</meta:generator>
    <meta:document-statistic meta:object-count="29"/>
  </office:meta>
</office:document-meta>
</file>